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First_20_line_20_indent">
      <style:text-properties fo:language="en" fo:country="US"/>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5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5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5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5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style:text-underline-style="none"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style:text-underline-style="solid" style:text-underline-type="double"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3"/>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2">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2">– Нэш, к</text:span>ак называется наш проект?</text:p>
      <text:p text:style-name="P75"><text:span text:style-name="T9">– </text:span><text:span text:style-name="T59">Дайсон.</text:span></text:p>
      <text:p text:style-name="P75"><text:span text:style-name="T9">– </text:span><text:span text:style-name="T59">Сколько тебе лет?</text:span></text:p>
      <text:p text:style-name="P75"><text:span text:style-name="T9">– </text:span><text:span text:style-name="T59">Два года с начала запуска кластера.</text:span></text:p>
      <text:p text:style-name="P75"><text:span text:style-name="T9">– </text:span><text:span text:style-name="T59">Какой сейчас год?</text:span></text:p>
      <text:p text:style-name="P75"><text:span text:style-name="T9">– </text:span><text:span text:style-name="T22">20</text:span><text:span text:style-name="T21">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6">–</text:span><text:span text:style-name="T7"> </text:span><text:span text:style-name="T6">Нэш</text:span><text:span text:style-name="T56">, </text:span><text:span text:style-name="T6">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75"><text:span text:style-name="T9">– Нэш</text:span><text:span text:style-name="T59">, выдай диагностику модуля </text:span><text:span text:style-name="T9">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6">34-хэтажного</text:span> корпуса <text:span text:style-name="T26">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30"> </text:span><text:span text:style-name="T31">Юджина</text:span><text:span text:style-name="T1">,</text:span> <text:span text:style-name="T20">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6">Тридцать четвёртый</text:span> этаж!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30"/>
      <text:p text:style-name="P1"><text:span text:style-name="T35">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ажурные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0">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137695925920209300"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6"><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5">…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Анонимус</text:span>, не надо…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8"><text:span text:style-name="T12">Аликорница уселась н</text:span>а пол <text:span text:style-name="T12">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2">– </text:span>Вот, читай отсюда. <text:span text:style-name="T12">–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2">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4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text:span text:style-name="T26">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4"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2">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2">10</text:span>. (40*<text:span text:style-name="T12">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2">— оставить тебе напутствие.</text:span></text:p>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9"><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text:span><text:soft-page-break/><text:span text:style-name="T41">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2">–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водку у вас принято пить?</text:p>
      <text:p text:style-name="P34"><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2">— сильнейший энергетик, он многократно усиливает чувства и возможности организма. Но он же и иссушает его.</text:span></text:p>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2">– Это ты называешь “дружбой”?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59">и </text:span><text:span text:style-name="T9">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1">у</text:span><text:span text:style-name="T45">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5">— </text:span><text:span text:style-name="T5">зачем привлекать ненужное внимание</text:span><text:span text:style-name="T55"> к своей особе? </text:span><text:span text:style-name="T5">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5">гостинничной </text:span><text:span text:style-name="T55">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4">“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6">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9">Видения этих городов</text:span><text:span text:style-name="T49"> дрожали, <text:s/>пересекались </text:span><text:span text:style-name="T39">и постоянно множились</text:span><text:span text:style-name="T49">.</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6">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6">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4">чёрный экран?</text:span></text:p>
      <text:p text:style-name="P45"/>
      <text:p text:style-name="P49">***</text:p>
      <text:p text:style-name="P48"/>
      <text:p text:style-name="P59">Дата: <text:span text:style-name="T26">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6">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text:soft-page-break/>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1">—</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Хм. Нет.</text:span></text:p>
      <text:p text:style-name="P34"><text:span text:style-name="T12">– </text:span><text:span text:style-name="T1">А друзья?</text:span></text:p>
      <text:p text:style-name="P34"><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5">—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2">– Г</text:span>отово. Принимай работу, хозяйка!</text:p>
      <text:p text:style-name="P48">Эпплджек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2">–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2">– </text:span>Свободно? <text:span text:style-name="T12">– </text:span>спросил я у единственной пони, сидящей за столиком.</text:p>
      <text:p text:style-name="P48"><text:soft-page-break/><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2">– <text:s/></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8"><text:span text:style-name="T12">–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 Ну ладно.</text:p>
      <text:p text:style-name="P42"/>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text:soft-page-break/>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2">–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6">— </text:span><text:span text:style-name="T59">эт правда?</text:span></text:p>
      <text:p text:style-name="P48"><text:span text:style-name="T16">– </text:span><text:span text:style-name="T59">Какая из? Их много, вообще-то. Ик!</text:span></text:p>
      <text:p text:style-name="P48"><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в так и не съеденный салат «по-кантерлотски» и захрапела.</text:span></text:p>
      <text:p text:style-name="P48"><text:span text:style-name="T16">– </text:span><text:span text:style-name="T59">Пока не умру?</text:span></text:p>
      <text:p text:style-name="P48"><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1"><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2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2">– </text:span>Спасибо, но от пинкиных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2"> </text:span>Как будто…</text:p>
      <text:p text:style-name="P51"><text:span text:style-name="T12">–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oft-page-break/><text:span text:style-name="T12">– </text:span>Безобразие! Верните мне деньги за билет!</text:p>
      <text:p text:style-name="P51"><text:span text:style-name="T12">– </text:span>Как вы смеете! Я опоздаю в порт! <text:s/><text:span text:style-name="T12">–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2">– </text:span>Дэш, нам надо на ту сторону.</text:p>
      <text:p text:style-name="P51">Пегаска развела копытами.</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Мля.</text:p>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1"><text:span text:style-name="T12">– </text:span>Удостоверение личности предъявлять? <text:span text:style-name="T12">– </text:span>осведомился я.</text:p>
      <text:p text:style-name="P51"><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скривилась.</text:p>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2">– </text:span>Ну уж фигушки. Я тебя тут не оставлю.</text:p>
      <text:p text:style-name="P51"><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2">– Анон</text:span>, подвинься!</text:p>
      <text:p text:style-name="P51">Пегаска оттеснила меня крупом и повернулась к двери задом.</text:p>
      <text:p text:style-name="P51"><text:soft-page-break/><text:span text:style-name="T12">–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2">– </text:span>ОГО!</text:p>
      <text:p text:style-name="P51">Единорожка аж села на крыльцо от удивления.</text:p>
      <text:p text:style-name="P51"><text:span text:style-name="T12">–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2">– </text:span>Мы приняли решение не выдавать вас полиции в обмен на то, что вы расскажете нам о вашей секретной миссии!</text:p>
      <text:p text:style-name="P51"><text:span text:style-name="T12">– </text:span>Не пойдёт! <text:span text:style-name="T12">– </text:span>заявил я. <text:span text:style-name="T12">– </text:span>Я уже сказал, что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1"><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1">302 пони</text:span><text:span text:style-name="T28">.</text:span></text:p>
      <text:p text:style-name="P51"><text:span text:style-name="T61">250 пони</text:span><text:span text:style-name="T28">.</text:span></text:p>
      <text:p text:style-name="P51"><text:span text:style-name="T61">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4">Дружба </text:span><text:span text:style-name="T37">—</text:span><text:span text:style-name="T24"> </text:span><text:span text:style-name="T4">э</text:span><text:span text:style-name="T24">то, </text:span><text:span text:style-name="T63">так её </text:span><text:span text:style-name="T4">разэтак</text:span><text:span text:style-name="T63">,</text:span><text:span text:style-name="T24"> магия!</text:span></text:p>
      <text:p text:style-name="Standard"><text:span text:style-name="T24">P.S. Мне тебя не хватает. Сильно.</text:span><text:span text:style-name="T55">»</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1">302 пони</text:span><text:span text:style-name="T28">.</text:span></text:p>
      <text:p text:style-name="P51"><text:span text:style-name="T61">250 пони</text:span><text:span text:style-name="T28">.</text:span></text:p>
      <text:p text:style-name="P51"><text:span text:style-name="T61">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text:span><text:soft-page-break/><text:span text:style-name="T28">команды пегасов без лётных аттестатов</text:span>». «<text:span text:style-name="T28">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2">—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2">– </text:span>Дэш, я знаю. Просто не могу о ней забыть.</text:p>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text:p>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А</text:span><text:span text:style-name="T34">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2">– К</text:span>АКОГО ХУЯ?!! Твайлайт, ёб твою понимать, ты чё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2">–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2">– </text:span>Хрен-то тебе зачем? <text:span text:style-name="T12">– </text:span>с бессильной злостью спросил я. <text:span text:style-name="T12">– </text:span><text:span text:style-name="T62">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2">–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резонансное заклинание так среагирует на…</text:p>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2">–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ёнки. <text:span text:style-name="T12">– </text:span>встрял я. <text:span text:style-name="T12">– </text:span>Ничем рисковать не придётся. У меня есть другой вариант. Я ещё в Фетлоке о нём вспомнил.</text:p>
      <text:p text:style-name="P53"><text:soft-page-break/><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2">– </text:span>Они лежали в нагрудном кармане рубашки.</text:p>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2">– </text:span>Вот, прибрался малёхо. Но с потолка сажу ещё не успел счистить, там стремянка нужна.</text:p>
      <text:p text:style-name="P53"><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2">– </text:span>Отпустите. Я уже правильный. <text:span text:style-name="T12">–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3"><text:span text:style-name="T12">– </text:span>Не беспокойся, всё просчитано. Я уверена, я подчёркиваю, я абсолютно уверена в безопасности эксперимента!</text:p>
      <text:p text:style-name="P53"><text:span text:style-name="T12">– </text:span>Ой, шо-то мне нехорошо становится, когда ты так говоришь…</text:p>
      <text:p text:style-name="P53"><text:span text:style-name="T12">–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64">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2">–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2">–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2">–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2">– </text:span>Кимеринн погиб, чтобы ты жил.</text:p>
      <text:p text:style-name="P53">Шаг назад.</text:p>
      <text:p text:style-name="P53"><text:span text:style-name="T12">– </text:span>Сел осталась без магии и развоплотилась из-за тебя.</text:p>
      <text:p text:style-name="P53">Шаг назад.</text:p>
      <text:p text:style-name="P53"><text:span text:style-name="T12">–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2">–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2">– </text:span>Ну шо? Увидел шо-нибудь, сахарок?</text:p>
      <text:p text:style-name="P53">Пони уставились на меня с надеждой.</text:p>
      <text:p text:style-name="P53"><text:span text:style-name="T12">– </text:span>Да.</text:p>
      <text:p text:style-name="P53">Откровение давило на психику как тонна кирпичей. Я не знал, что им сказать. Я не мог.</text:p>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Анон, ты молодец!</text:p>
      <text:p text:style-name="P53"><text:span text:style-name="T12">– </text:span>Замечательно! Секундочку, я приготовлю дневник…</text:p>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этого.</text:p>
      <text:p text:style-name="P53">Ожидание сменилось недоумением. Рэйнбоу Дэш насмешливо скривила губы.</text:p>
      <text:p text:style-name="P53"><text:span text:style-name="T12">– </text:span>Да ладно! Кончай прикалываться, Анон, мы же ждём! Шутка зачлась!</text:p>
      <text:p text:style-name="P53"><text:soft-page-break/><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Дэш подошла ко мне вплотную, обняла меня за шею и прижалась нос к носу.</text:p>
      <text:p text:style-name="P53"><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2">– </text:span>Конски яблоки! Вот это поворот! А мне так хотелось узнать, шо за нечисть тут орудует!</text:p>
      <text:p text:style-name="P53"><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4">слишком громко думать. И сообщить способ спасения — означает его разрушить.</text:span>»</text:p>
      <text:p text:style-name="P53">…</text:p>
      <text:p text:style-name="P53"><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3"><text:span text:style-name="T12">–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2">– </text:span>Бедный котик. <text:span text:style-name="T12">– </text:span>прошептала Флаттершай.</text:p>
      <text:p text:style-name="P53">Я насторожился, услышав знакомое заклинание.</text:p>
      <text:p text:style-name="P53"><text:span text:style-name="T12">– </text:span>Стой! Откуда тебе известно про заклинание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2">–</text:span> То есть, ты хошь сказать, шо мы все — навроде этого кота, а Анон боится открыть ящик? Шоб мы не исчезли окончательно?</text:p>
      <text:p text:style-name="P53"><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2">– </text:span>Тихо! Спайк, будь добр, сбегай к Кейкам за выпечкой. Нам надо успокоиться. Анон,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2">–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2">–</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2">–</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2">– О</text:span>хренеть! <text:span text:style-name="T12">– </text:span>чертыхнулся Спайк. <text:span text:style-name="T12">– </text:span><text:s/>Твай, она создаёт сферу стихий!</text:p>
      <text:p text:style-name="P53"><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oft-page-break/><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ПРЕДСТАВЬСЯ!</text:p>
      <text:p text:style-name="P53"><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яркая искор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о-о?!! <text:span text:style-name="T12">– </text:span>возопило моё малое сознание.</text:p>
      <text:p text:style-name="P53"><text:span text:style-name="T12">– </text:span>Эмм… Зачем?</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oft-page-break/><text:span text:style-name="T12">– </text:span>А если…</text:p>
      <text:p text:style-name="P53"><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с его помощью?</text:p>
      <text:p text:style-name="P53">Аликорница смутилась.</text:p>
      <text:p text:style-name="P53"><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oft-page-break/><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 от подколки.</text:p>
      <text:p text:style-name="P48">Луна бросила на меня тяжёлый взгляд.</text:p>
      <text:p text:style-name="P51"><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2">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5"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2">– </text:span>Да ш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2">– Анон</text:span>, ты тут? <text:span text:style-name="T12">–</text:span>Дэш просунула нос в дверь, не дожидаясь отклика. <text:span text:style-name="T12">– </text:span>Ага, вот ты где! Я с тобой!</text:p>
      <text:p text:style-name="P53">Он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3"><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3"><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8">7.76</text:span>», сменившись на «<text:span text:style-name="T28">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8">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2">~~~ </text:span>Человек Анонимус Терранский <text:span text:style-name="T12">~~~</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8">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text:soft-page-break/>–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text:soft-page-break/>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3"><text:soft-page-break/>Там лишь тающая в темноте радуга.</text:p>
      <text:p text:style-name="P48"/>
      <text:h text:style-name="Heading_20_2" text:outline-level="2">2<text:span text:style-name="T1">6</text:span>. <text:span text:style-name="T1">Терра</text:span></text:h>
      <text:h text:style-name="P146" text:outline-level="3">Воскресенье</text:h>
      <text:p text:style-name="P48"/>
      <text:p text:style-name="P1">Невесомость, удар, чувство веса. Я открываю глаза.</text:p>
      <text:p text:style-name="P1">Крыша <text:span text:style-name="T19">Bionic Hill-12</text:span>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text:span><text:span text:style-name="T1">смокинге</text:span> <text:span text:style-name="T1">жмутся</text:span> к стенке рядом.</text:p>
      <text:p text:style-name="P48">–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23">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text:span><text:span text:style-name="T2">самой </text:span><text:span text:style-name="T2">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oft-page-break/><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text:span><text:span text:style-name="T1">е</text:span><text:span text:style-name="T1">, конечно, </text:span><text:span text:style-name="T1">начхать</text:span><text:span text:style-name="T1">,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text:span><text:span text:style-name="T1">Солнцезадая</text:span><text:span text:style-name="T1">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span text:style-name="T1">ХА-ХА</text:span><text:span text:style-name="T1">!!!</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text:span><text:span text:style-name="T1">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2">– Эт</text:span><text:span text:style-name="T12">и</text:span><text:span text:style-name="T12"> мультик</text:span><text:span text:style-name="T12">и</text:span><text:span text:style-name="T12">… </text:span><text:span text:style-name="T12">О</text:span><text:span text:style-name="T12">н</text:span><text:span text:style-name="T12">и</text:span><text:span text:style-name="T12">… эмм… </text:span><text:span text:style-name="T12">у</text:span><text:span text:style-name="T12">прощён</text:span><text:span text:style-name="T12">ы</text:span><text:span text:style-name="T12"> до ужаса. Если честно, я… эмм… не понимаю, как такое может кому-то нравиться. Прямо как сахарная патока. </text:span><text:span text:style-name="T12">Разве что </text:span><text:span text:style-name="T12">очень </text:span><text:span text:style-name="T12">маленьким девочкам… </text:span><text:span text:style-name="T30">На самом деле всё было… эмм… гораздо, гораздо сложнее… </text:span><text:span text:style-name="T30">Например, в серии про возвращение гармонии… </text:span><text:span text:style-name="T30">В </text:span><text:span text:style-name="T30">этом мультике освободившийся</text:span><text:span text:style-name="T30"> Дискорд заколдовал всех нас </text:span><text:span text:style-name="T30">и… </text:span><text:span text:style-name="T30">эмм… </text:span><text:span text:style-name="T30">обманом изменил нашу суть… Эпплджек стала лгуньей, Рэрити — жадиной, Пинки — </text:span><text:span text:style-name="T30">брюзгой, Рэйнбоу Дэш — предательн</text:span><text:span text:style-name="T30">и</text:span><text:span text:style-name="T30">цей, а я… </text:span><text:span text:style-name="T30">эмм… </text:span><text:span text:style-name="T30">я </text:span><text:span text:style-name="T30">стала грубиянкой. На самом деле всё было не совсем так…</text:span></text:p>
      <text:p text:style-name="P99"><text:span text:style-name="T30">Я </text:span><text:span text:style-name="T30">с удивлением повернулся к притихшей Флаттершай.</text:span></text:p>
      <text:p text:style-name="P99"><text:span text:style-name="T30">– </text:span><text:span text:style-name="T30">А как?</text:span></text:p>
      <text:p text:style-name="P99"><text:span text:style-name="T30">Д</text:span><text:span text:style-name="T30">евушка </text:span><text:span text:style-name="T30">обхватила себя руками, как от холода</text:span><text:span text:style-name="T30">. Я еле различал её полушёпот.</text:span></text:p>
      <text:p text:style-name="P99"><text:span text:style-name="T30">– </text:span><text:span text:style-name="T30">На самом деле… Дискорд просто высвободил то плохое, что в нас уже было… То, что кажд</text:span><text:span text:style-name="T30">ая</text:span><text:span text:style-name="T30"> </text:span><text:span text:style-name="T30">прятала подальше и никогда-никогда не показывала другим</text:span><text:span text:style-name="T30">… </text:span><text:span text:style-name="T30">Это была его шутка… </text:span><text:span text:style-name="T30">Дискорд не </text:span><text:span text:style-name="T30">привносил своего зла, потому что на самом деле… он не злой… </text:span><text:span text:style-name="T30">Он может очень не нравится, но… эмм, потому что ты видишь только внешнюю картинку.</text:span></text:p>
      <text:p text:style-name="P111"><text:soft-page-break/>–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2">–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30">ы заманим </text:span><text:span text:style-name="T30">Ксению</text:span><text:span text:style-name="T30">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2"/>
      <text:p text:style-name="P50">…</text:p>
      <text:p text:style-name="P50"/>
      <text:p text:style-name="P50">…На девятнадцатом этаже мне пришла мысль, что идея тащиться на <text:span text:style-name="T19">двадцать восьмой</text:span>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text:soft-page-break/>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7">— после встречи на лестнице со смайлолицым у меня развилась мания преследования.</text:span></text:p>
      <text:p text:style-name="P101"><text:span text:style-name="T12">– Анон…</text:span><text:span text:style-name="T1"> Тут окно разбито… И верёвка висит. – пискнула Флаттершай из кухни.</text:span></text:p>
      <text:p text:style-name="P98"><text:span text:style-name="T12">–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1">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9"><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1"/>
      <text:h text:style-name="P144" text:outline-level="2">2<text:span text:style-name="T1">9</text:span>. Отбытие</text:h>
      <text:p text:style-name="P115"/>
      <text:p text:style-name="P99"><text:span text:style-name="T12">–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text:soft-page-break/>– Где же она? Вот вечно вы тормозите, когда надо торопиться!</text:p>
      <text:p text:style-name="P99"><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text:soft-page-break/>–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8"><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2">– Нет! Дискорд </text:span>— не убийца!!!</text:p>
      <text:p text:style-name="P118">С необычной для неё силой Флаттершай вытащила кляп изо рта драконикуса.</text:p>
      <text:p text:style-name="P11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2">– Р</text:span>ассказывай.</text:p>
      <text:p text:style-name="P118">Дискорд немного успокоился.</text:p>
      <text:p text:style-name="P118"><text:s/><text:span text:style-name="T12">– </text:span>Вообще-то, от тебя следовало бы избавиться, Проводник. Не знаю, что ты там разведал в <text:span text:style-name="T30">Большом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8"><text:span text:style-name="T12">–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30">словно кот с мышью</text:span>?</text:p>
      <text:p text:style-name="P118"><text:span text:style-name="T12">– </text:span>Анон! <text:span text:style-name="T12">– </text:span>крикнула Эпплджек из прихожей. <text:span text:style-name="T12">–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text:soft-page-break/></text:p>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6">двадцативосьмиэтажной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30">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text:soft-page-break/>Я открыл глаза.</text:p>
      <text:p text:style-name="P118">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2">– Д</text:span>искорд Эйрлайнс приветствует на борту! Температура воздуха пять градусов! Высота <text:span text:style-name="T26">сто тридцать</text:span> метров. Ожидаемая продолжительность полёта — четыре минуты!..</text:p>
      <text:p text:style-name="P118">…ограда края крыши промелькнула под нами…</text:p>
      <text:p text:style-name="P118"><text:span text:style-name="T12">–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2">–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text:soft-page-break/>–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47"/>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1"/>
      <text:p text:style-name="P51"><text:span text:style-name="T12">– Ну… Я не идиот… я видел, что происходит за Чёрным </text:span>э<text:span text:style-name="T12">краном…</text:span></text:p>
      <text:p text:style-name="P51">Я глубоко вздохнул, как перед прыжком в воду.</text:p>
      <text:p text:style-name="P51"><text:span text:style-name="T12">– </text:span>Нет никакого мира-вампира. Мир людей не виноват. <text:span text:style-name="T12">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oft-page-break/><text:span text:style-name="T46">–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несколько лет от силы.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6"><text:span text:style-name="T56">–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3"><text:span text:style-name="T46"/></text:p>
      <text:p text:style-name="P3"><text:span text:style-name="T4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span></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Демиург снова отпил из стакана и продолжил.</text:p>
      <text:p text:style-name="P102"/>
      <text:p text:style-name="P102"><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0">.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6">– К сожалению, не </text:span><text:span text:style-name="T50">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6">творчество таких раздолбаев, как ты и твой дружок Юджин — чтоб ему икнулось, где бы он ни был.</text:span><text:span text:style-name="T46"><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6">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2">.</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6">–</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6">—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99"><text:soft-page-break/><text:span text:style-name="T3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99"><text:span text:style-name="T30"/></text:p>
      <text:p text:style-name="P99"><text:span text:style-name="T30">Я скептически хмыкнул.</text:span></text:p>
      <text:p text:style-name="P99"><text:span text:style-name="T3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span></text:p>
      <text:p text:style-name="P106">Анакорн поправил невесть откуда взявшиеся на переносице очки и ответил.</text:p>
      <text:p text:style-name="P99"><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6"><text:span text:style-name="T5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span></text:p>
      <text:p text:style-name="P99"><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text:soft-page-break/>– Почему бы не оставить самую главную? Ту, что описана в мультике?</text:p>
      <text:p text:style-name="P106">–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1"> точнее, дерево схожих миров Эквуса </text:span><text:span text:style-name="T57">—</text:span><text:span text:style-name="T51"> создали брони. Разумеется, стержнем им послужил именно сериал, но каждый фанфик </text:span><text:span text:style-name="T57">—</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text:span text:style-name="T51"/></text:p>
      <text:p text:style-name="P154"><text:span text:style-name="T51">&lt;</text:span><text:span text:style-name="T2">Анон не хочет уничтожать какие-то миры в угоду одному. Он придумывает решение, обуславливающее существование всех миров Эквестрии</text:span><text:span text:style-name="T51">&gt;</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06"/>
      <text:p text:style-name="P136"/>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7">—</text:span><text:span text:style-name="T51"> Анакорн заговорщически подмигнул мне </text:span><text:span text:style-name="T57">—</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1">!</text:span></text:p>
      <text:p text:style-name="P107">Я подозрительно посмотрел на Анакорна.</text:p>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oft-page-break/><text:span text:style-name="T12">– </text:span>Эээ… Тут я тебе точно не помощник. Никогда не писал ничего сложнее технической документации к программам.</text:p>
      <text:p text:style-name="P106"><text:span text:style-name="T12">– </text:span>Пиши, как есть. <text:span text:style-name="T12">– </text:span>развёл копытами Анакорн. <text:span text:style-name="T12">– </text:span>Авось сгодится. Я писать точно не буду <text:span text:style-name="T57">—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7">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text:soft-page-break/>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soft-page-break/>***</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4">–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8">Я опустил руку на шею Дэш и ощутил теплоту и лёгкое покалывание в пустоте.</text:p>
      <text:p text:style-name="P98"><text:soft-page-break/><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4">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3T18:53:38.23</dc:date>
    <meta:editing-duration>P142DT16H11M5S</meta:editing-duration>
    <meta:editing-cycles>8866</meta:editing-cycles>
    <meta:generator>OpenOffice/4.1.1$Win32 OpenOffice.org_project/411m6$Build-9775</meta:generator>
    <dc:creator>макс </dc:creator>
    <meta:document-statistic meta:table-count="0" meta:image-count="0" meta:object-count="0" meta:page-count="224" meta:paragraph-count="4701" meta:word-count="104042" meta:character-count="661195"/>
  </office:meta>
</office:document-meta>
</file>